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_20_concave" draw:marker-end-width="0.20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7.731cm" svg:y="3.159cm">
          <text:p/>
        </draw:rect>
        <draw:rect draw:style-name="gr2" draw:text-style-name="P1" draw:id="id1" draw:layer="layout" svg:width="0.254cm" svg:height="0.508cm" svg:x="7.604cm" svg:y="3.477cm">
          <text:p/>
        </draw:rect>
        <draw:rect draw:style-name="gr2" draw:text-style-name="P1" draw:id="id3" draw:layer="layout" svg:width="0.254cm" svg:height="0.508cm" svg:x="9.382cm" svg:y="3.477cm">
          <text:p/>
        </draw:rect>
        <draw:rect draw:style-name="gr2" draw:text-style-name="P1" draw:id="id2" draw:layer="layout" svg:width="0.254cm" svg:height="0.508cm" svg:x="9.382cm" svg:y="4.302cm">
          <text:p/>
        </draw:rect>
        <draw:connector draw:style-name="gr3" draw:text-style-name="P1" draw:layer="layout" draw:type="curve" svg:x1="7.858cm" svg:y1="3.731cm" svg:x2="9.382cm" svg:y2="4.556cm" draw:start-shape="id1" draw:start-glue-point="1" draw:end-shape="id2" draw:end-glue-point="3" svg:d="m7858 3731c1143 0 381 825 1524 825">
          <text:p/>
        </draw:connector>
        <draw:connector draw:style-name="gr3" draw:text-style-name="P1" draw:layer="layout" draw:type="curve" svg:x1="7.858cm" svg:y1="3.732cm" svg:x2="9.382cm" svg:y2="3.731cm" draw:end-shape="id3" draw:end-glue-point="3" svg:d="m7858 3732c768 0 6-1 1524-1">
          <text:p/>
        </draw:connector>
        <draw:frame draw:style-name="gr4" draw:text-style-name="P2" draw:layer="layout" svg:width="4.558cm" svg:height="1.207cm" svg:x="6.475cm" svg:y="6.207cm">
          <draw:text-box>
            <text:p text:style-name="P1"><text:span text:style-name="T1">Data Sensor Platform</text:span></text:p>
            <text:p text:style-name="P1"><text:span text:style-name="T1">(DSP)</text:span></text:p>
          </draw:text-box>
        </draw:frame>
        <draw:frame draw:style-name="gr4" draw:text-style-name="P2" draw:layer="layout" svg:width="3.453cm" svg:height="1.207cm" svg:x="4.024cm" svg:y="3.984cm">
          <draw:text-box>
            <text:p text:style-name="P1"><text:span text:style-name="T1">Data Producers</text:span></text:p>
            <text:p text:style-name="P1"><text:span text:style-name="T1">(DP)</text:span></text:p>
          </draw:text-box>
        </draw:frame>
        <draw:frame draw:style-name="gr4" draw:text-style-name="P2" draw:layer="layout" svg:width="3.681cm" svg:height="1.207cm" svg:x="9.765cm" svg:y="3.963cm">
          <draw:text-box>
            <text:p text:style-name="P1"><text:span text:style-name="T1">Data Consumers</text:span></text:p>
            <text:p text:style-name="P1"><text:span text:style-name="T1">(DC)</text:span></text:p>
          </draw:text-box>
        </draw:frame>
        <draw:rect draw:style-name="gr2" draw:text-style-name="P1" draw:id="id5" draw:layer="layout" svg:width="0.254cm" svg:height="0.508cm" svg:x="9.382cm" svg:y="5.149cm">
          <text:p/>
        </draw:rect>
        <draw:rect draw:style-name="gr2" draw:text-style-name="P1" draw:id="id4" draw:layer="layout" svg:width="0.254cm" svg:height="0.508cm" svg:x="7.604cm" svg:y="5.149cm">
          <text:p/>
        </draw:rect>
        <draw:connector draw:style-name="gr3" draw:text-style-name="P1" draw:layer="layout" draw:type="curve" svg:x1="7.858cm" svg:y1="5.403cm" svg:x2="9.382cm" svg:y2="5.403cm" draw:start-shape="id4" draw:start-glue-point="1" draw:end-shape="id5" draw:end-glue-point="3" svg:d="m7858 5403h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Puder</meta:initial-creator>
    <meta:creation-date>2009-02-24T14:34:29.79</meta:creation-date>
    <dc:date>2009-02-24T14:58:07.85</dc:date>
    <dc:creator>Arno Puder</dc:creator>
    <meta:editing-duration>PT00H08M07S</meta:editing-duration>
    <meta:editing-cycles>1</meta:editing-cycles>
    <meta:document-statistic meta:object-count="12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